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9.006cm" fo:margin-left="-1.014cm" table:align="left"/>
    </style:style>
    <style:style style:name="Tableau1.A" style:family="table-column">
      <style:table-column-properties style:column-width="7.347cm"/>
    </style:style>
    <style:style style:name="Tableau1.B" style:family="table-column">
      <style:table-column-properties style:column-width="2.863cm"/>
    </style:style>
    <style:style style:name="Tableau1.D" style:family="table-column">
      <style:table-column-properties style:column-width="2.969cm"/>
    </style:style>
    <style:style style:name="Tableau1.E" style:family="table-column">
      <style:table-column-properties style:column-width="2.965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f6faa" officeooo:paragraph-rsid="002f6faa"/>
    </style:style>
    <style:style style:name="P2" style:family="paragraph" style:parent-style-name="Text_20_body">
      <style:text-properties fo:language="fr" fo:country="FR" style:language-asian="zxx" style:country-asian="none" style:language-complex="zxx" style:country-complex="none"/>
    </style:style>
    <style:style style:name="P3" style:family="paragraph" style:parent-style-name="Text_20_body">
      <style:text-properties fo:language="fr" fo:country="FR" officeooo:rsid="002f6faa" officeooo:paragraph-rsid="002f6faa" style:language-asian="zxx" style:country-asian="none" style:language-complex="zxx" style:country-complex="none"/>
    </style:style>
    <style:style style:name="P4" style:family="paragraph" style:parent-style-name="Text_20_body">
      <style:text-properties fo:language="fr" fo:country="FR" officeooo:paragraph-rsid="002549cf" style:language-asian="zxx" style:country-asian="none" style:language-complex="zxx" style:country-complex="none"/>
    </style:style>
    <style:style style:name="P5" style:family="paragraph" style:parent-style-name="Text_20_body">
      <style:text-properties fo:language="fr" fo:country="FR" officeooo:paragraph-rsid="0025a2a8" style:language-asian="zxx" style:country-asian="none" style:language-complex="zxx" style:country-complex="none"/>
    </style:style>
    <style:style style:name="P6" style:family="paragraph" style:parent-style-name="Text_20_body">
      <style:text-properties fo:language="fr" fo:country="FR" officeooo:paragraph-rsid="00281704" style:language-asian="zxx" style:country-asian="none" style:language-complex="zxx" style:country-complex="none"/>
    </style:style>
    <style:style style:name="P7" style:family="paragraph" style:parent-style-name="Text_20_body">
      <style:text-properties fo:language="fr" fo:country="FR" officeooo:rsid="00281704" officeooo:paragraph-rsid="00281704" style:language-asian="zxx" style:country-asian="none" style:language-complex="zxx" style:country-complex="none"/>
    </style:style>
    <style:style style:name="P8" style:family="paragraph" style:parent-style-name="Text_20_body">
      <style:text-properties fo:language="fr" fo:country="FR" officeooo:rsid="0033663c" officeooo:paragraph-rsid="0033663c" style:language-asian="zxx" style:country-asian="none" style:language-complex="zxx" style:country-complex="none"/>
    </style:style>
    <style:style style:name="P9" style:family="paragraph" style:parent-style-name="Text_20_body">
      <style:text-properties fo:language="fr" fo:country="FR" officeooo:rsid="0026b72a" officeooo:paragraph-rsid="0026b72a" style:language-asian="zxx" style:country-asian="none" style:language-complex="zxx" style:country-complex="none"/>
    </style:style>
    <style:style style:name="P10" style:family="paragraph" style:parent-style-name="Text_20_body">
      <style:text-properties fo:language="fr" fo:country="FR" officeooo:rsid="002387f0" officeooo:paragraph-rsid="002387f0" style:language-asian="zxx" style:country-asian="none" style:language-complex="zxx" style:country-complex="none"/>
    </style:style>
    <style:style style:name="P11" style:family="paragraph" style:parent-style-name="Text_20_body">
      <style:text-properties fo:language="fr" fo:country="FR" officeooo:rsid="000ee477" officeooo:paragraph-rsid="000ee477" style:language-asian="zxx" style:country-asian="none" style:language-complex="zxx" style:country-complex="none"/>
    </style:style>
    <style:style style:name="P12" style:family="paragraph" style:parent-style-name="Text_20_body">
      <style:text-properties fo:language="fr" fo:country="FR" officeooo:paragraph-rsid="000e6ff1" style:language-asian="zxx" style:country-asian="none" style:language-complex="zxx" style:country-complex="none"/>
    </style:style>
    <style:style style:name="P13" style:family="paragraph" style:parent-style-name="Text_20_body">
      <style:text-properties fo:language="fr" fo:country="FR" officeooo:rsid="002f2237" officeooo:paragraph-rsid="002f2237" style:language-asian="zxx" style:country-asian="none" style:language-complex="zxx" style:country-complex="none"/>
    </style:style>
    <style:style style:name="P14" style:family="paragraph" style:parent-style-name="Text_20_body">
      <style:text-properties fo:language="fr" fo:country="FR" officeooo:rsid="001fa6ea" officeooo:paragraph-rsid="00120d11" style:language-asian="zxx" style:country-asian="none" style:language-complex="zxx" style:country-complex="none"/>
    </style:style>
    <style:style style:name="P15" style:family="paragraph" style:parent-style-name="Sous-sous-titre">
      <style:paragraph-properties fo:break-before="page"/>
    </style:style>
    <style:style style:name="P16" style:family="paragraph" style:parent-style-name="Sous-sous-titre">
      <style:paragraph-properties fo:break-before="page"/>
      <style:text-properties fo:language="fr" fo:country="FR" style:language-asian="zxx" style:country-asian="none" style:language-complex="zxx" style:country-complex="non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itle">
      <style:text-properties fo:language="fr" fo:country="FR" officeooo:rsid="001fa6ea" officeooo:paragraph-rsid="00120d11" style:language-asian="zxx" style:country-asian="none" style:language-complex="zxx" style:country-complex="none"/>
    </style:style>
    <style:style style:name="P20" style:family="paragraph" style:parent-style-name="Subtitle">
      <style:text-properties fo:language="fr" fo:country="FR" officeooo:rsid="00168d86" officeooo:paragraph-rsid="00168d86" style:language-asian="zxx" style:country-asian="none" style:language-complex="zxx" style:country-complex="none"/>
    </style:style>
    <style:style style:name="P21" style:family="paragraph" style:parent-style-name="Table_20_Contents">
      <style:text-properties style:font-name="Arial" fo:font-size="11pt" fo:language="fr" fo:country="FR" style:language-asian="zxx" style:country-asian="none" style:language-complex="zxx" style:country-complex="none"/>
    </style:style>
    <style:style style:name="P22" style:family="paragraph" style:parent-style-name="Table_20_Contents">
      <style:text-properties style:font-name="Arial" fo:font-size="11pt" fo:language="fr" fo:country="FR" officeooo:rsid="002f6faa" officeooo:paragraph-rsid="002f6faa" style:language-asian="zxx" style:country-asian="none" style:language-complex="zxx" style:country-complex="none"/>
    </style:style>
    <style:style style:name="P23" style:family="paragraph" style:parent-style-name="Table_20_Contents">
      <style:text-properties style:font-name="Arial" fo:font-size="11pt" fo:language="fr" fo:country="FR" officeooo:rsid="003018f3" officeooo:paragraph-rsid="003018f3" style:language-asian="zxx" style:country-asian="none" style:language-complex="zxx" style:country-complex="none"/>
    </style:style>
    <style:style style:name="P24" style:family="paragraph" style:parent-style-name="Table_20_Contents">
      <style:text-properties style:font-name="Arial" fo:font-size="11pt" fo:language="fr" fo:country="FR" officeooo:rsid="00317af1" officeooo:paragraph-rsid="003018f3" style:language-asian="zxx" style:country-asian="none" style:language-complex="zxx" style:country-complex="none"/>
    </style:style>
    <style:style style:name="P25" style:family="paragraph" style:parent-style-name="Text_20_body">
      <style:text-properties fo:language="fr" fo:country="FR" officeooo:rsid="00422ad9" officeooo:paragraph-rsid="003b0cf5" style:language-asian="zxx" style:country-asian="none" style:language-complex="zxx" style:country-complex="none"/>
    </style:style>
    <style:style style:name="P26" style:family="paragraph" style:parent-style-name="Heading_20_1">
      <style:paragraph-properties fo:break-before="page"/>
      <style:text-properties fo:language="fr" fo:country="FR" style:language-asian="zxx" style:country-asian="none" style:language-complex="zxx" style:country-complex="none"/>
    </style:style>
    <style:style style:name="P27" style:family="paragraph" style:parent-style-name="Heading_20_2">
      <style:text-properties fo:language="fr" fo:country="FR" style:language-asian="zxx" style:country-asian="none" style:language-complex="zxx" style:country-complex="none"/>
    </style:style>
    <style:style style:name="P28" style:family="paragraph" style:parent-style-name="Heading_20_4">
      <style:text-properties fo:language="fr" fo:country="FR" style:language-asian="zxx" style:country-asian="none" style:language-complex="zxx" style:country-complex="none"/>
    </style:style>
    <style:style style:name="P29" style:family="paragraph" style:parent-style-name="Heading_20_4">
      <style:text-properties fo:language="fr" fo:country="FR" officeooo:paragraph-rsid="00281704" style:language-asian="zxx" style:country-asian="none" style:language-complex="zxx" style:country-complex="none"/>
    </style:style>
    <style:style style:name="P30" style:family="paragraph" style:parent-style-name="Heading_20_3">
      <style:text-properties fo:language="fr" fo:country="FR" style:language-asian="zxx" style:country-asian="none" style:language-complex="zxx" style:country-complex="none"/>
    </style:style>
    <style:style style:name="P31" style:family="paragraph" style:parent-style-name="Heading_20_3">
      <style:text-properties fo:language="fr" fo:country="FR" officeooo:paragraph-rsid="0033663c" style:language-asian="zxx" style:country-asian="none" style:language-complex="zxx" style:country-complex="none"/>
    </style:style>
    <style:style style:name="P32" style:family="paragraph" style:parent-style-name="Heading_20_3">
      <style:text-properties fo:language="fr" fo:country="FR" officeooo:rsid="0039182b" officeooo:paragraph-rsid="0039182b" style:language-asian="zxx" style:country-asian="none" style:language-complex="zxx" style:country-complex="none"/>
    </style:style>
    <style:style style:name="T1" style:family="text">
      <style:text-properties style:font-name="Arial"/>
    </style:style>
    <style:style style:name="T2" style:family="text">
      <style:text-properties fo:font-size="11pt" style:font-size-asian="11pt" style:font-size-complex="11pt"/>
    </style:style>
    <style:style style:name="T3" style:family="text">
      <style:text-properties fo:font-size="15.1000003814697pt" style:font-size-asian="15.1000003814697pt" style:font-size-complex="15.1000003814697pt"/>
    </style:style>
    <style:style style:name="T4" style:family="text">
      <style:text-properties officeooo:rsid="002549cf"/>
    </style:style>
    <style:style style:name="T5" style:family="text">
      <style:text-properties officeooo:rsid="0029b0cf"/>
    </style:style>
    <style:style style:name="T6" style:family="text">
      <style:text-properties officeooo:rsid="002d7ed6"/>
    </style:style>
    <style:style style:name="T7" style:family="text">
      <style:text-properties officeooo:rsid="0033663c"/>
    </style:style>
    <style:style style:name="T8" style:family="text">
      <style:text-properties officeooo:rsid="00342fc9"/>
    </style:style>
    <style:style style:name="T9" style:family="text">
      <style:text-properties officeooo:rsid="0039e1f0"/>
    </style:style>
    <style:style style:name="T10" style:family="text">
      <style:text-properties officeooo:rsid="003b0cf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ite Web &amp; Application sur-mesure</text:p>
      <text:p text:style-name="P14"/>
      <text:p text:style-name="P20">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Sommaire</text:p>
          </text:index-title>
          <text:p text:style-name="P17"><text:a xlink:type="simple" xlink:href="#__RefHeading___Toc973_994175932" text:style-name="Index_20_Link" text:visited-style-name="Index_20_Link">Contexte du Projet<text:tab/>4</text:a></text:p>
          <text:p text:style-name="P18"><text:a xlink:type="simple" xlink:href="#__RefHeading___Toc975_994175932" text:style-name="Index_20_Link" text:visited-style-name="Index_20_Link">Présentation<text:tab/>4</text:a></text:p>
          <text:p text:style-name="P18"><text:a xlink:type="simple" xlink:href="#__RefHeading___Toc977_994175932" text:style-name="Index_20_Link" text:visited-style-name="Index_20_Link">Élément déclencheur<text:tab/>4</text:a></text:p>
          <text:p text:style-name="P18"><text:a xlink:type="simple" xlink:href="#__RefHeading___Toc979_994175932" text:style-name="Index_20_Link" text:visited-style-name="Index_20_Link">Environnement Commercial<text:tab/>4</text:a></text:p>
          <text:p text:style-name="P18"><text:a xlink:type="simple" xlink:href="#__RefHeading___Toc981_994175932" text:style-name="Index_20_Link" text:visited-style-name="Index_20_Link">Particularités contextuelles<text:tab/>4</text:a></text:p>
          <text:p text:style-name="P18"><text:a xlink:type="simple" xlink:href="#__RefHeading___Toc983_994175932" text:style-name="Index_20_Link" text:visited-style-name="Index_20_Link">Description de la cible et de ses attentes<text:tab/>4</text:a></text:p>
          <text:p text:style-name="P18"><text:a xlink:type="simple" xlink:href="#__RefHeading___Toc985_994175932" text:style-name="Index_20_Link" text:visited-style-name="Index_20_Link">Diagnostic de l'existant<text:tab/>5</text:a></text:p>
          <text:p text:style-name="P18"><text:a xlink:type="simple" xlink:href="#__RefHeading___Toc987_994175932" text:style-name="Index_20_Link" text:visited-style-name="Index_20_Link">Diagnostic de la concurrence<text:tab/>5</text:a></text:p>
          <text:p text:style-name="P18"><text:a xlink:type="simple" xlink:href="#__RefHeading___Toc989_994175932" text:style-name="Index_20_Link" text:visited-style-name="Index_20_Link">Objectifs du site<text:tab/>5</text:a></text:p>
          <text:p text:style-name="P18"><text:a xlink:type="simple" xlink:href="#__RefHeading___Toc991_994175932" text:style-name="Index_20_Link" text:visited-style-name="Index_20_Link">Enjeux du Projet<text:tab/>5</text:a></text:p>
          <text:p text:style-name="P18"><text:a xlink:type="simple" xlink:href="#__RefHeading___Toc993_994175932" text:style-name="Index_20_Link" text:visited-style-name="Index_20_Link">Limites et Contraintes de départ<text:tab/>5</text:a></text:p>
          <text:p text:style-name="P18"><text:a xlink:type="simple" xlink:href="#__RefHeading___Toc995_994175932" text:style-name="Index_20_Link" text:visited-style-name="Index_20_Link">Déclaration d'Intention<text:tab/>5</text:a></text:p>
          <text:p text:style-name="P17"><text:a xlink:type="simple" xlink:href="#__RefHeading___Toc997_994175932" text:style-name="Index_20_Link" text:visited-style-name="Index_20_Link">Description du Site<text:tab/>6</text:a></text:p>
          <text:p text:style-name="P18"><text:a xlink:type="simple" xlink:href="#__RefHeading___Toc999_994175932" text:style-name="Index_20_Link" text:visited-style-name="Index_20_Link">Arborescence<text:tab/>6</text:a></text:p>
          <text:p text:style-name="P18"><text:a xlink:type="simple" xlink:href="#__RefHeading___Toc1001_994175932" text:style-name="Index_20_Link" text:visited-style-name="Index_20_Link">Graphisme<text:tab/>6</text:a></text:p>
          <text:p text:style-name="P18"><text:a xlink:type="simple" xlink:href="#__RefHeading___Toc1003_994175932" text:style-name="Index_20_Link" text:visited-style-name="Index_20_Link">Concept du site<text:tab/>6</text:a></text:p>
          <text:p text:style-name="P18"><text:a xlink:type="simple" xlink:href="#__RefHeading___Toc1005_994175932" text:style-name="Index_20_Link" text:visited-style-name="Index_20_Link">Fonctionnalités<text:tab/>6</text:a></text:p>
          <text:p text:style-name="P18"><text:a xlink:type="simple" xlink:href="#__RefHeading___Toc1007_994175932" text:style-name="Index_20_Link" text:visited-style-name="Index_20_Link">Choix techniques<text:tab/>7</text:a></text:p>
          <text:p text:style-name="P17"><text:a xlink:type="simple" xlink:href="#__RefHeading___Toc1009_994175932" text:style-name="Index_20_Link" text:visited-style-name="Index_20_Link">Mise en oeuvre<text:tab/>8</text:a></text:p>
          <text:p text:style-name="P18"><text:a xlink:type="simple" xlink:href="#__RefHeading___Toc1011_994175932" text:style-name="Index_20_Link" text:visited-style-name="Index_20_Link">Hébergement<text:tab/>8</text:a></text:p>
          <text:p text:style-name="P18"><text:a xlink:type="simple" xlink:href="#__RefHeading___Toc1013_994175932" text:style-name="Index_20_Link" text:visited-style-name="Index_20_Link">Contenus fixes<text:tab/>8</text:a></text:p>
          <text:p text:style-name="P18"><text:a xlink:type="simple" xlink:href="#__RefHeading___Toc1015_994175932" text:style-name="Index_20_Link" text:visited-style-name="Index_20_Link">Développement des fonctionnalités<text:tab/>8</text:a></text:p>
          <text:p text:style-name="P18"><text:a xlink:type="simple" xlink:href="#__RefHeading___Toc1017_994175932" text:style-name="Index_20_Link" text:visited-style-name="Index_20_Link">Référencement &amp; Communication<text:tab/>9</text:a></text:p>
          <text:p text:style-name="P18"><text:a xlink:type="simple" xlink:href="#__RefHeading___Toc1019_994175932" text:style-name="Index_20_Link" text:visited-style-name="Index_20_Link">Monétisation du Site<text:tab/>9</text:a></text:p>
          <text:p text:style-name="P18"><text:a xlink:type="simple" xlink:href="#__RefHeading___Toc1021_994175932" text:style-name="Index_20_Link" text:visited-style-name="Index_20_Link">Statistiques<text:tab/>10</text:a></text:p>
          <text:p text:style-name="P17"><text:a xlink:type="simple" xlink:href="#__RefHeading___Toc1023_994175932" text:style-name="Index_20_Link" text:visited-style-name="Index_20_Link">Gestion du Projet<text:tab/>11</text:a></text:p>
          <text:p text:style-name="P18"><text:a xlink:type="simple" xlink:href="#__RefHeading___Toc1025_994175932" text:style-name="Index_20_Link" text:visited-style-name="Index_20_Link">Correspondants projet et organisation<text:tab/>11</text:a></text:p>
          <text:p text:style-name="P18"><text:a xlink:type="simple" xlink:href="#__RefHeading___Toc1027_994175932" text:style-name="Index_20_Link" text:visited-style-name="Index_20_Link">Budget client<text:tab/>11</text:a></text:p>
          <text:p text:style-name="P18"><text:a xlink:type="simple" xlink:href="#__RefHeading___Toc1029_994175932" text:style-name="Index_20_Link" text:visited-style-name="Index_20_Link">Planning des tâches<text:tab/>11</text:a></text:p>
          <text:p text:style-name="P18"><text:a xlink:type="simple" xlink:href="#__RefHeading___Toc1031_994175932" text:style-name="Index_20_Link" text:visited-style-name="Index_20_Link">Ressources applicatives utilisées<text:tab/>11</text:a></text:p>
          <text:p text:style-name="P18"><text:a xlink:type="simple" xlink:href="#__RefHeading___Toc1033_994175932" text:style-name="Index_20_Link" text:visited-style-name="Index_20_Link">Aspects juridiques<text:tab/>11</text:a></text:p>
        </text:index-body>
      </text:table-of-content>
      <text:p text:style-name="Text_20_body"/>
      <text:p text:style-name="P16">Intr<text:span text:style-name="T1">oduction</text:span></text:p>
      <text:p text:style-name="P2"/>
      <text:h text:style-name="P26" text:outline-level="1"><text:bookmark-start text:name="__RefHeading___Toc973_994175932"/>Contexte du Projet<text:bookmark-end text:name="__RefHeading___Toc973_994175932"/></text:h>
      <text:h text:style-name="P27" text:outline-level="2"><text:bookmark-start text:name="__RefHeading___Toc975_994175932"/>Présentation<text:bookmark-end text:name="__RefHeading___Toc975_994175932"/></text:h>
      <text:p text:style-name="P2">Commencez par présenter l'entreprise, son métier, ses produits ou services, son positionnement, ses points forts, son histoire, ses objectifs, ses valeurs, ses attentes, ses motivations, ses projets actuels et futurs, etc.</text:p>
      <text:p text:style-name="P2">Présentez le contexte du projet</text:p>
      <text:p text:style-name="P2">N’hésitez pas à être bavard, <text:s/>pour que l’agence web s’imprègne de votre projet et vous propose la solution la plus adaptée.</text:p>
      <text:p text:style-name="P2"/>
      <text:h text:style-name="P27" text:outline-level="2"><text:bookmark-start text:name="__RefHeading___Toc977_994175932"/>Élément déclencheur<text:bookmark-end text:name="__RefHeading___Toc977_994175932"/></text:h>
      <text:p text:style-name="P2"/>
      <text:h text:style-name="P27" text:outline-level="2"><text:bookmark-start text:name="__RefHeading___Toc979_994175932"/>Environnement Commercial<text:bookmark-end text:name="__RefHeading___Toc979_994175932"/></text:h>
      <text:p text:style-name="P2">La connaissance de cet environnement permet d'avoir une base d'analyse de sites et de stratégies afin de déterminer le meilleur positionnement et aux prestataires de s'approprier le projet.</text:p>
      <text:h text:style-name="P30" text:outline-level="3">Les <text:s/>concurrents</text:h>
      <text:p text:style-name="P2"><text:tab/>Nom + http://www.urlsite.com</text:p>
      <text:p text:style-name="P2"><text:tab/>Nom + http://www.urlsite.com</text:p>
      <text:h text:style-name="P30" text:outline-level="3">Les partenaires</text:h>
      <text:p text:style-name="P2"><text:tab/>Nom <text:s/>+ http://www.urlsite.com</text:p>
      <text:p text:style-name="P2"><text:tab/>Nom + http://www.urlsite.com</text:p>
      <text:h text:style-name="P30" text:outline-level="3">Le réseau étendu (fournisseurs, prescripteurs,etc…)</text:h>
      <text:p text:style-name="P2"><text:tab/>Nom <text:s/>+ http://www.urlsite.com</text:p>
      <text:p text:style-name="P2"><text:tab/>Nom + http://www.urlsite.com</text:p>
      <text:h text:style-name="P27" text:outline-level="2"><text:bookmark-start text:name="__RefHeading___Toc981_994175932"/>Particularités contextuelles<text:bookmark-end text:name="__RefHeading___Toc981_994175932"/></text:h>
      <text:p text:style-name="P2">Vous pouvez placer ici des particularités juridiques, économiques, politiques, sociales, psychologiques, techniques ou sociologiques qui sont favorables ou amènent des contraintes au projet.</text:p>
      <text:p text:style-name="P2"/>
      <text:h text:style-name="P27" text:outline-level="2"><text:bookmark-start text:name="__RefHeading___Toc983_994175932"/>Description de la cible et de ses attentes<text:bookmark-end text:name="__RefHeading___Toc983_994175932"/></text:h>
      <text:p text:style-name="P2">Décrivez avec précision la cible principale de votre projet web. </text:p>
      <text:p text:style-name="P2">Présenter la, expliquer ce qu’elle fera sur le site... Si vous avez réalisé des Personas, intégrez les ici.</text:p>
      <text:p text:style-name="P2">Listez également la ou les cibles secondaires dans un ordre d'importance (exemple : les prescripteurs, partenaires…).</text:p>
      <text:p text:style-name="P2"/>
      <text:h text:style-name="P27" text:outline-level="2"><text:bookmark-start text:name="__RefHeading___Toc985_994175932"/><text:soft-page-break/>Diagnostic de l'existant<text:bookmark-end text:name="__RefHeading___Toc985_994175932"/></text:h>
      <text:p text:style-name="P2"/>
      <text:h text:style-name="P27" text:outline-level="2"><text:bookmark-start text:name="__RefHeading___Toc987_994175932"/>Diagnostic de la concurrence<text:bookmark-end text:name="__RefHeading___Toc987_994175932"/></text:h>
      <text:p text:style-name="P2">Ici se trouve un récapitulatif du diagnostic des sites concurrents sur leur stratégie et la qualité.</text:p>
      <text:p text:style-name="P2"/>
      <text:h text:style-name="P27" text:outline-level="2"><text:bookmark-start text:name="__RefHeading___Toc989_994175932"/>Objectifs du site<text:bookmark-end text:name="__RefHeading___Toc989_994175932"/></text:h>
      <text:p text:style-name="P2">Décrivez à quoi sert le site et quel est son objectif principal. Par exemple, votre site peut avoir comme objectif de :</text:p>
      <text:p text:style-name="P2">recruter des collaborateurs</text:p>
      <text:p text:style-name="P2">développer le chiffre d’affaire par 3 de votre activité</text:p>
      <text:p text:style-name="P2">faire venir en magasin</text:p>
      <text:p text:style-name="P2">développer la notoriété</text:p>
      <text:p text:style-name="P2">Vous pouvez également préciser comment le site web s'intègre, ou doit s'intégrer, dans la stratégie commerciale globale de votre entreprise. Pensez « Epicentre »</text:p>
      <text:p text:style-name="P2"/>
      <text:h text:style-name="P27" text:outline-level="2"><text:bookmark-start text:name="__RefHeading___Toc991_994175932"/>Enjeux du Projet<text:bookmark-end text:name="__RefHeading___Toc991_994175932"/></text:h>
      <text:p text:style-name="P2"/>
      <text:h text:style-name="P27" text:outline-level="2"><text:bookmark-start text:name="__RefHeading___Toc993_994175932"/>Limites et Contraintes de départ<text:bookmark-end text:name="__RefHeading___Toc993_994175932"/></text:h>
      <text:p text:style-name="P2"/>
      <text:h text:style-name="P30" text:outline-level="3">Contraintes techniques</text:h>
      <text:p text:style-name="P2"/>
      <text:h text:style-name="P30" text:outline-level="3">Contraintes fonctionnelles</text:h>
      <text:p text:style-name="P2"/>
      <text:h text:style-name="P30" text:outline-level="3">Contraintes design</text:h>
      <text:p text:style-name="P2"/>
      <text:h text:style-name="P27" text:outline-level="2"><text:bookmark-start text:name="__RefHeading___Toc995_994175932"/>Déclaration d'Intention<text:bookmark-end text:name="__RefHeading___Toc995_994175932"/></text:h>
      <text:p text:style-name="P12">A partir de là, il est possible pour le prestataire d'établir un projet et de le présenter par cette déclaration.</text:p>
      <text:h text:style-name="P26" text:outline-level="1"><text:bookmark-start text:name="__RefHeading___Toc997_994175932"/>Description du Site<text:bookmark-end text:name="__RefHeading___Toc997_994175932"/></text:h>
      <text:h text:style-name="P27" text:outline-level="2"><text:bookmark-start text:name="__RefHeading___Toc999_994175932"/>Arborescence<text:bookmark-end text:name="__RefHeading___Toc999_994175932"/></text:h>
      <text:p text:style-name="P2">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2">Ce contenu a été défini avant le cahier des charges (étape architecture d’information).</text:p>
      <text:p text:style-name="P2"/>
      <text:h text:style-name="P27" text:outline-level="2"><text:bookmark-start text:name="__RefHeading___Toc1001_994175932"/>Graphisme<text:bookmark-end text:name="__RefHeading___Toc1001_994175932"/></text:h>
      <text:p text:style-name="P2">Avez-vous un logo et une charte graphique ? Disposez-vous d'images de qualité pouvant être utilisées ?</text:p>
      <text:p text:style-name="P2">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2">Il faut rester cohérents par rapport à votre marché et donc ne pas s’aventurer sur de pistes graphiques trop « exotiques ». </text:p>
      <text:p text:style-name="P2"/>
      <text:h text:style-name="P27" text:outline-level="2"><text:bookmark-start text:name="__RefHeading___Toc1003_994175932"/>Concept du site<text:bookmark-end text:name="__RefHeading___Toc1003_994175932"/></text:h>
      <text:p text:style-name="P2">Ce que veux montrer le site et comment le communiquer.</text:p>
      <text:p text:style-name="P2"/>
      <text:h text:style-name="P27" text:outline-level="2"><text:bookmark-start text:name="__RefHeading___Toc1005_994175932"/>Fonctionnalités<text:bookmark-end text:name="__RefHeading___Toc1005_994175932"/></text:h>
      <text:p text:style-name="P2"/>
      <text:h text:style-name="P30" text:outline-level="3">Fonctionnalités d'Administration</text:h>
      <text:p text:style-name="P2">Il s’agit de lister ici toutes les fonctionnalités attendues côté administration du site. Aujourd’hui, il est quasi obligatoire de disposer d’une solution de gestion de contenu (voir CMS Wordpress par exemple).</text:p>
      <text:p text:style-name="P2">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2"/>
      <text:h text:style-name="P30" text:outline-level="3">Fonctionnalités de Services</text:h>
      <text:p text:style-name="P2">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2">Voici quelques exemples <text:s/>de fonctionnalités et leur présentation :</text:p>
      <text:p text:style-name="P2">Recherche : moteur de recherche interne (celui ci présente un intérêt quand votre site contient une certaine quantité de contenu, d'information) </text:p>
      <text:p text:style-name="P2"><text:soft-page-break/>Blog : Mise en place d'un blog dans, ou en parallèle, du site (à définir selon l'objectif du blog) </text:p>
      <text:p text:style-name="P2">Newsletter : bloc d'inscription à une newsletter (collecte d'email)</text:p>
      <text:p text:style-name="P2">Foire Aux Questions : liste de questions-réponses, classées ou non par catégorie (selon la quantité)</text:p>
      <text:p text:style-name="P2">Carte des implantations : présentation des implantations sous forme d'une carte...</text:p>
      <text:p text:style-name="P2">Formulaire de contact </text:p>
      <text:p text:style-name="P2">Partager des contenus : ajouter les modules de partage sur les articles (réseaux sociaux + envoyer à un ami)</text:p>
      <text:p text:style-name="P2"/>
      <text:h text:style-name="P30" text:outline-level="3">Fonctionnalités applicatives spécifiques</text:h>
      <text:p text:style-name="P2">Listez les fonctionnalités ou développements techniques spécifiques qui devront se connecter avec le site web.</text:p>
      <text:p text:style-name="P2"/>
      <text:h text:style-name="P30" text:outline-level="3">Autres Services : Les applications Web autour du site</text:h>
      <text:p text:style-name="P2"/>
      <text:h text:style-name="P27" text:outline-level="2"><text:bookmark-start text:name="__RefHeading___Toc1007_994175932"/>Choix techniques<text:bookmark-end text:name="__RefHeading___Toc1007_994175932"/></text:h>
      <text:p text:style-name="P2"/>
      <text:h text:style-name="P30" text:outline-level="3">Machine d'hébergement</text:h>
      <text:p text:style-name="P2">OS, bande passante, stockage, mémoire RAM, CPU, etc.</text:p>
      <text:p text:style-name="P2"/>
      <text:h text:style-name="P30" text:outline-level="3">Langages de programmation possibles</text:h>
      <text:p text:style-name="P2"/>
      <text:h text:style-name="P30" text:outline-level="3">Base de Données</text:h>
      <text:p text:style-name="P2"/>
      <text:p text:style-name="P2"/>
      <text:h text:style-name="P26" text:outline-level="1"><text:bookmark-start text:name="__RefHeading___Toc1009_994175932"/>Mise en oeuvre<text:bookmark-end text:name="__RefHeading___Toc1009_994175932"/></text:h>
      <text:h text:style-name="P27" text:outline-level="2"><text:bookmark-start text:name="__RefHeading___Toc1011_994175932"/>Hébergement<text:bookmark-end text:name="__RefHeading___Toc1011_994175932"/></text:h>
      <text:h text:style-name="P30" text:outline-level="3">Noms de domaine</text:h>
      <text:p text:style-name="P2">Indiquez le ou les noms de domaine en votre possession et précisez celui que vous entendez utiliser pour le site. Votre nom de domaine, c'est comme votre nom de marque, il vous appartient. Aussi nous vous recommandons de faire vous-mêmes les démarches de dépôt de nom de domaine auprès d'un registrar (Gandi, OVH)</text:p>
      <text:p text:style-name="P2">Demandez à l’agence de gérer la configuration des DNS pour mettre en ligne votre site web.</text:p>
      <text:p text:style-name="P2"/>
      <text:h text:style-name="P30" text:outline-level="3">Offre d'Hébergement</text:h>
      <text:p text:style-name="P2">Comme pour le nom de domaine, vous pouvez souscrire vous-mêmes à une offre d'hébergement. Cela vous permet de conserver une certaine indépendance par rapport à votre agence. </text:p>
      <text:p text:style-name="P2">Indiquez le type de serveur souhaité et demandez au prestataire de vous communiquer la configuration requise pour qu'il assure l'installation du site sur ce serveur au moment de la mise en ligne.</text:p>
      <text:p text:style-name="P2"/>
      <text:h text:style-name="P27" text:outline-level="2"><text:bookmark-start text:name="__RefHeading___Toc1013_994175932"/>Contenus fixes<text:bookmark-end text:name="__RefHeading___Toc1013_994175932"/></text:h>
      <text:p text:style-name="P2">Est ce qu’il faut récupérer des contenus existants d’une ancien site web ? Si oui, indiquez la quantité et le format. </text:p>
      <text:p text:style-name="P2">Pour les mises à jour, exigez la mise à disposition d’un back-office qui vous permettra d'ajouter et d'éditer vos contenus (les fonctions de ce back-office sont définis en ci avant au 2.2).</text:p>
      <text:p text:style-name="P2"/>
      <text:h text:style-name="P30" text:outline-level="3">Ensemble des informations textuelles</text:h>
      <text:p text:style-name="P2"/>
      <text:h text:style-name="P30" text:outline-level="3">Book des images du site</text:h>
      <text:p text:style-name="P2"/>
      <text:h text:style-name="P30" text:outline-level="3">Mise en Page et Ordination</text:h>
      <text:p text:style-name="P2"/>
      <text:h text:style-name="P27" text:outline-level="2"><text:bookmark-start text:name="__RefHeading___Toc1015_994175932"/>Développement des fonctionnalités<text:bookmark-end text:name="__RefHeading___Toc1015_994175932"/></text:h>
      <text:p text:style-name="P2">On utilisera une présentation basée sur l'architecture MVC car elle reste la plus utilisée et reste totalement adaptée au web.</text:p>
      <text:h text:style-name="P30" text:outline-level="3">Organisation de la base de données</text:h>
      <text:p text:style-name="P2">Cette partie s'apparente à la description du modèle.</text:p>
      <text:h text:style-name="P28" text:outline-level="4"><text:soft-page-break/>Organisation des tables</text:h>
      <text:p text:style-name="P2">On u<text:span text:style-name="T2">tilisera un diagra</text:span>mme de classe pour schématiser le modèle.</text:p>
      <text:h text:style-name="P28" text:outline-level="4">Gestion de la base</text:h>
      <text:p text:style-name="P2">On décrira ici les droits de utilisateurs sur les tables <text:span text:style-name="T6">(tableau ci-dessous)</text:span>, ainsi que les mesures de sécurité et d'optimisation à mettre en oeuvre.</text:p>
      <text:p text:style-name="P2"/>
      <text:p text:style-name="P13">Tableau des droits d'accès aux tables pour chaque rôle-utilisateur :</text:p>
      <table:table table:name="Tableau1" table:style-name="Tableau1">
        <table:table-column table:style-name="Tableau1.A"/>
        <table:table-column table:style-name="Tableau1.B" table:number-columns-repeated="2"/>
        <table:table-column table:style-name="Tableau1.D"/>
        <table:table-column table:style-name="Tableau1.E"/>
        <table:table-row>
          <table:table-cell table:style-name="Tableau1.A1" office:value-type="string">
            <text:p text:style-name="P22">Tables \ Rôles</text:p>
          </table:table-cell>
          <table:table-cell table:style-name="Tableau1.A1" office:value-type="string">
            <text:p text:style-name="P23">Public</text:p>
          </table:table-cell>
          <table:table-cell table:style-name="Tableau1.A1" office:value-type="string">
            <text:p text:style-name="P24">Administrateur</text:p>
          </table:table-cell>
          <table:table-cell table:style-name="Tableau1.A1" office:value-type="string">
            <text:p text:style-name="P21"/>
          </table:table-cell>
          <table:table-cell table:style-name="Tableau1.E1"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
          </table:table-cell>
        </table:table-row>
      </table:table>
      <text:p text:style-name="P1"/>
      <text:p text:style-name="P3">(Base CRUD : Create, Read, Update et Delete<text:span text:style-name="T7">)</text:span></text:p>
      <text:h text:style-name="P31" text:outline-level="3">Pour chaque Fonctionnalité</text:h>
      <text:p text:style-name="P4">Cette partie regroupe <text:span text:style-name="T4">la partie vue et contrôleur du découpage MVC.</text:span></text:p>
      <text:p text:style-name="P5">On doit retrouver ici la spécification pour chaque fonctionnalité. Il faut au minimum spécifier la bibliothèque de code ou l'extension de CMS.</text:p>
      <text:p text:style-name="P6">Pour une fonctionnalité non-existente et spécifique, il faut spécifier les sous-parties suivantes.</text:p>
      <text:h text:style-name="P29" text:outline-level="4">Description détaillée</text:h>
      <text:p text:style-name="P7">Description du scénario nominal et des cas particuliers.</text:p>
      <text:p text:style-name="P8">Dans le cas d'une fonctionnalité de Gestion, avec plusieurs cas d'utilisations simples (création, modification, suppression), il suffit de les décrire sur la base <text:span text:style-name="T8">du "BREAD" : Browse, Read, Edit, Add et Delete. Cela permet de déterminer plus facilement les wireframes (il est donc possible de faire des wireframes types pour chaque action du "BREAD") et permet d'éviter de faire les processus et de protocoles.</text:span></text:p>
      <text:p text:style-name="P7">On y donne aussi le diagramme de cas d'utilisation <text:span text:style-name="T5">nominal.</text:span></text:p>
      <text:h text:style-name="P28" text:outline-level="4">Formulaires d'enregistrements</text:h>
      <text:p text:style-name="P9">Wireframes des formulaires.</text:p>
      <text:h text:style-name="P28" text:outline-level="4">Affichage d'informations</text:h>
      <text:p text:style-name="P9">Wireframes des pages de présentations.</text:p>
      <text:h text:style-name="P28" text:outline-level="4">Processus et Protocoles</text:h>
      <text:p text:style-name="P10">Diagrammes d'activités et de séquence. <text:span text:style-name="T4">Partie facultative pour une programmation avancée.</text:span></text:p>
      <text:p text:style-name="P2"/>
      <text:h text:style-name="P27" text:outline-level="2"><text:bookmark-start text:name="__RefHeading___Toc1017_994175932"/>Référencement &amp; Communication<text:bookmark-end text:name="__RefHeading___Toc1017_994175932"/></text:h>
      <text:p text:style-name="P2"/>
      <text:h text:style-name="P32" text:outline-level="3"><text:span text:style-name="T9">Étude</text:span> sémantique</text:h>
      <text:p text:style-name="P2">Cette <text:span text:style-name="T9">partie</text:span> correspond aux expressions que les utilisateurs cibles sont <text:span text:style-name="T9">susceptibles</text:span> d'utiliser pour exprimer leur besoin sous forme de recherche sur Google.</text:p>
      <text:p text:style-name="P2"><text:soft-page-break/>Pour cela, il faut se baser sur des combinaisons de mots correspondant à des activités et des noms de villes ou zones géographiques permettant de délimiter l'activité.</text:p>
      <text:h text:style-name="P30" text:outline-level="3">Optimisation de la mise en page</text:h>
      <text:p text:style-name="P2">Utilisation des microdatas, validation du HTML, optimisation des balises (Alt, Title, etc.) etc.</text:p>
      <text:h text:style-name="P30" text:outline-level="3">Linking / Partenariats</text:h>
      <text:p text:style-name="P2">Liste des sites où l'on pourrait retrouver votre site ainsi que ceux qui peuvent être intéressant de placer sur votre.</text:p>
      <text:p text:style-name="P2">Mots-clefs, optimisation du code et Linking sont la base du Search Engine Optimisation (SEO)</text:p>
      <text:h text:style-name="P30" text:outline-level="3">Achat du trafic</text:h>
      <text:p text:style-name="P2">Campagne AdWords et autres régies. Searche Engine Advertising (SEA)</text:p>
      <text:h text:style-name="P30" text:outline-level="3">Visibilité dans les médias sociaux</text:h>
      <text:p text:style-name="P2">Social Media Optimisation (SMO)</text:p>
      <text:h text:style-name="P27" text:outline-level="2"><text:bookmark-start text:name="__RefHeading___Toc1019_994175932"/>Monétisation du Site<text:bookmark-end text:name="__RefHeading___Toc1019_994175932"/></text:h>
      <text:p text:style-name="P2"/>
      <text:h text:style-name="P30" text:outline-level="3">Optimisation de la mise en page</text:h>
      <text:p text:style-name="P2">Placement des publicité, etc.</text:p>
      <text:h text:style-name="P30" text:outline-level="3">Partenariats</text:h>
      <text:p text:style-name="P2"/>
      <text:h text:style-name="P30" text:outline-level="3">Publicité</text:h>
      <text:p text:style-name="P2">Choix de la (ou des) régie(s) pour la publicité sur le site.</text:p>
      <text:h text:style-name="P30" text:outline-level="3">Autres méthode de monétisation</text:h>
      <text:p text:style-name="P2">Ventes de produits (e-commerce) via une plateforme dédiée, plateforme de crouwdfunding, etc.</text:p>
      <text:h text:style-name="P27" text:outline-level="2"><text:bookmark-start text:name="__RefHeading___Toc1021_994175932"/>Statistiques<text:bookmark-end text:name="__RefHeading___Toc1021_994175932"/></text:h>
      <text:p text:style-name="P2">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2">Ainsi, vous créerez votre compte "société" et transmettrez les infos à l'agence (qui peut vous accompagner dans la démarche) pour l'intégrer sur votre site.</text:p>
      <text:p text:style-name="P11">Il faut aussi définir les Key Performance Indicators, des indices de performances liés à vos objectifs pour définir la configuration de ces outils.</text:p>
      <text:p text:style-name="P11"/>
      <text:p text:style-name="P2"/>
      <text:h text:style-name="P26" text:outline-level="1"><text:bookmark-start text:name="__RefHeading___Toc1023_994175932"/>Gestion du Projet<text:bookmark-end text:name="__RefHeading___Toc1023_994175932"/></text:h>
      <text:h text:style-name="P27" text:outline-level="2"><text:bookmark-start text:name="__RefHeading___Toc1025_994175932"/>C<text:span text:style-name="T3">orrespondants projet </text:span>et organisation<text:bookmark-end text:name="__RefHeading___Toc1025_994175932"/></text:h>
      <text:p text:style-name="P2">Indiquez les différents intervenants au projet de votre côté ainsi que l’interlocuteur principal avec ses coordonnées.<text:line-break/>Le cas échéant, demandez une organisation adéquate côté prestataire (chef de projet, graphiste, etc…).</text:p>
      <text:p text:style-name="P2"/>
      <text:h text:style-name="P27" text:outline-level="2"><text:bookmark-start text:name="__RefHeading___Toc1027_994175932"/>Budget client<text:bookmark-end text:name="__RefHeading___Toc1027_994175932"/></text:h>
      <text:p text:style-name="P2">Présentez une fourchette budgétaire, mais à cette étape il est inutile d’être trop pécis. Il faut engager la discussion avec vos interlocuteurs commerciaux pour affiner le budget.</text:p>
      <text:p text:style-name="P2"/>
      <text:h text:style-name="P27" text:outline-level="2"><text:bookmark-start text:name="__RefHeading___Toc1029_994175932"/>Planning des tâches<text:bookmark-end text:name="__RefHeading___Toc1029_994175932"/></text:h>
      <text:p text:style-name="P2">Vous pouvez mettre ici le planning GANTT et la répartition des tâches ainsi que les dates clefs du projet.</text:p>
      <text:p text:style-name="P2">Préciser les dates suivantes :</text:p>
      <text:p text:style-name="P2">livraison de la proposition commerciale par l'agence </text:p>
      <text:p text:style-name="P2">sélection de l'agence</text:p>
      <text:p text:style-name="P2">date de mise à disposition du site et de son back office (administration)</text:p>
      <text:p text:style-name="P2">mise en ligne publique du site</text:p>
      <text:p text:style-name="P2"/>
      <text:h text:style-name="P27" text:outline-level="2"><text:bookmark-start text:name="__RefHeading___Toc1031_994175932"/>Ressources applicatives utilisées<text:bookmark-end text:name="__RefHeading___Toc1031_994175932"/></text:h>
      <text:p text:style-name="P2">C'est la liste des logiciels utilisés ainsi que leur version afin d'avoir une trace et pouvoir retravailler les documents.</text:p>
      <text:p text:style-name="P2"/>
      <text:h text:style-name="P27" text:outline-level="2"><text:bookmark-start text:name="__RefHeading___Toc1033_994175932"/>Aspects juridiques<text:bookmark-end text:name="__RefHeading___Toc1033_994175932"/></text:h>
      <text:h text:style-name="P30" text:outline-level="3">Netiquette/Charte du site</text:h>
      <text:p text:style-name="P2"/>
      <text:h text:style-name="P30" text:outline-level="3">Conformité à la loi Informatique et Liberté (déclaration CNIL)</text:h>
      <text:p text:style-name="P2"/>
      <text:h text:style-name="P30" text:outline-level="3">Conformité à la loi pour les sites e-commerce</text:h>
      <text:p text:style-name="P2"/>
      <text:h text:style-name="P30" text:outline-level="3">Droit d'auteur et réversibilité</text:h>
      <text:p text:style-name="P25">La <text:span text:style-name="T10">société cliente</text:span> sera propriétaire de l’ensemble des images, graphismes, icônes, texte et autres contenus crées pour le site. La société <text:span text:style-name="T10">prestataire</text:span> s’engage aussi à transmettre les droits de <text:soft-page-break/>propriété, d’exploitation, de reproduction, d’adaptation, de distribution et de traduction sur l’ensemble du site, ainsi que le code source et l’ensemble des accès à la <text:span text:style-name="T10">société cliente</text:span> lors de la mise en production initiale.</text:p>
      <text:p text:style-name="P16">Annex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27S</meta:editing-duration>
    <meta:editing-cycles>54</meta:editing-cycles>
    <meta:generator>LibreOffice/5.3.3.2$Windows_X86_64 LibreOffice_project/3d9a8b4b4e538a85e0782bd6c2d430bafe583448</meta:generator>
    <dc:date>2017-07-04T15:05:25.680000000</dc:date>
    <meta:document-statistic meta:table-count="1" meta:image-count="0" meta:object-count="0" meta:page-count="13" meta:paragraph-count="194" meta:word-count="1875" meta:character-count="12365" meta:non-whitespace-character-count="10663"/>
    <meta:user-defined meta:name="Info 1"/>
    <meta:user-defined meta:name="Info 2"/>
    <meta:user-defined meta:name="Info 3"/>
    <meta:user-defined meta:name="Info 4"/>
  </office:meta>
</office:document-meta>
</file>